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DejaVu Sans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3" table:default-cell-style-name="ce18"/>
        <table:table-column table:style-name="co1" table:number-columns-repeated="3" table:default-cell-style-name="ce21"/>
        <table:table-column table:style-name="co1" table:number-columns-repeated="2" table:default-cell-style-name="ce22"/>
        <table:table-row table:style-name="ro1">
          <table:table-cell table:style-name="Default" table:number-columns-repeated="3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6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table:number-columns-repeated="3"/>
          <table:table-cell table:style-name="ce6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Stefan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style-name="Default" table:number-columns-repeated="8"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table:style-name="ce24" office:value-type="string" calcext:value-type="string">
            <text:p>Ansofi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7:30:30.433537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0-11-06T17:31:46.527554828</dc:date>
    <meta:editing-duration>P1DT10H42M36S</meta:editing-duration>
    <meta:editing-cycles>101</meta:editing-cycles>
    <meta:generator>LibreOffice/6.4.6.2$Linux_X86_64 LibreOffice_project/40$Build-2</meta:generator>
    <meta:document-statistic meta:table-count="1" meta:cell-count="111" meta:object-count="0"/>
  </office:meta>
</office:document-meta>
</file>